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language="ru" fo:country="RU"/>
    </style:style>
    <style:style style:name="P2" style:family="paragraph" style:parent-style-name="Preformatted_20_Text">
      <style:paragraph-properties fo:margin-top="0in" fo:margin-bottom="0.1965in" style:contextual-spacing="false"/>
      <style:text-properties fo:language="ru" fo:country="RU"/>
    </style:style>
    <style:style style:name="P3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Визуал: экран с кодом, ты запускаешь инструмент]</text:p>
      <text:p text:style-name="P1"/>
      <text:p text:style-name="P1">🎙️ Голос/текст:</text:p>
      <text:p text:style-name="P1">«Хочешь парсить сайты без боли? Я сделал мини-инструмент, который решает [проблему] за [время].»</text:p>
      <text:p text:style-name="P1"/>
      <text:p text:style-name="P1">[Показ результата]</text:p>
      <text:p text:style-name="P1"/>
      <text:p text:style-name="P1">🎙️</text:p>
      <text:p text:style-name="P1">«Полный гайд и код — на сайте. Ссылка в описании.»</text:p>
      <text:p text:style-name="P1"/>
      <text:p text:style-name="P2">[Завершение: логотип сайта или CTA]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07:52:18.021000000</meta:creation-date>
    <dc:date>2025-09-15T07:52:35.973000000</dc:date>
    <meta:editing-duration>PT19S</meta:editing-duration>
    <meta:editing-cycles>1</meta:editing-cycles>
    <meta:document-statistic meta:table-count="0" meta:image-count="0" meta:object-count="0" meta:page-count="1" meta:paragraph-count="7" meta:word-count="39" meta:character-count="263" meta:non-whitespace-character-count="230"/>
    <meta:generator>LibreOffice/24.2.1.2$Windows_X86_64 LibreOffice_project/db4def46b0453cc22e2d0305797cf981b68ef5ac</meta:generator>
  </office:meta>
</office:document-meta>
</file>